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a05f"/>
    </style:style>
    <style:style style:name="T1" style:family="text">
      <style:text-properties officeooo:rsid="0002a05f"/>
    </style:style>
    <style:style style:name="T2" style:family="text">
      <style:text-properties officeooo:rsid="00048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учение и тестирование нейросети. <text:span text:style-name="T1">Руководство пользователя.</text:span></text:p>
      <text:p text:style-name="Standard"/>
      <text:p text:style-name="Standard">1. Нарисовать букву</text:p>
      <text:p text:style-name="Standard"><text:tab/>Нарисуйте букву латинского алфавита в графическом окне браузера.</text:p>
      <text:p text:style-name="Standard">2. Дополнение датасета</text:p>
      <text:p text:style-name="Standard"><text:s text:c="4"/>"A-Z": Нажмите кнопку с названием нарисованной буквы, чтобы дополнить датасет.</text:p>
      <text:p text:style-name="Standard">3. Очистка холста</text:p>
      <text:p text:style-name="Standard"><text:s text:c="4"/>"Очистить": Нажмите эту кнопку, если нарисованная буква ни на что не похожа.</text:p>
      <text:p text:style-name="Standard">4. Навигация по папкам и файлам датасета</text:p>
      <text:p text:style-name="Standard"><text:s text:c="4"/>Папки имеют названия классов и содержат в названии количество файлов данной <text:s text:c="20"/>категории.</text:p>
      <text:p text:style-name="Standard"><text:s text:c="4"/>Реализована визуализации распределения данных по классам датасета. </text:p>
      <text:p text:style-name="Standard"><text:s text:c="4"/>Выбирая папку, вы можете увидеть список файлов.</text:p>
      <text:p text:style-name="Standard"><text:s text:c="4"/>При выборе файлов открывается предпросмотр сохраненного изображения.</text:p>
      <text:p text:style-name="Standard"><text:s text:c="4"/>Открытое изображение доступно для редактирования и повторного сохранения в выбранную категорию (A-Z).</text:p>
      <text:p text:style-name="Standard">5. Удаление файлов</text:p>
      <text:p text:style-name="Standard"><text:s text:c="4"/>"Удалить": С помощью чекбоксов можно выбирать отдельные файлы или категории для удаления.</text:p>
      <text:p text:style-name="Standard">6. Удаление всего содержимого</text:p>
      <text:p text:style-name="Standard"><text:s text:c="4"/>"Удалить всё": В конце списков файлов и папок есть кнопки удаления всего содержимого выбранной категории или всех категорий.</text:p>
      <text:p text:style-name="Standard">7. Распознавание изображения</text:p>
      <text:p text:style-name="Standard"><text:s text:c="4"/>"Распознать": Можно классифицировать нарисованное изображение, используя существующую предобученную модель сверточной нейросети.</text:p>
      <text:p text:style-name="Standard"><text:s text:c="4"/>Распознавание происходит достаточно быстро. В результате справа от кнопки распознавания появляется наиболее вероятная категория при классификации.</text:p>
      <text:p text:style-name="Standard">8. Обучение нейросети</text:p>
      <text:p text:style-name="Standard"><text:s text:c="4"/>"Обучить": Запуск обучения нейросети на представленном датасете. Происходит удаление существующей модели и генерация новой модели на текущем датасете.</text:p>
      <text:p text:style-name="Standard"><text:s text:c="4"/>Обучение занимает порядка <text:span text:style-name="T2">15-20 </text:span>минут. Пока сеть обучается, вы можете дополнить датасет нарисованными изображениями.</text:p>
      <text:p text:style-name="Standard"><text:s text:c="4"/>Во время обучения опция классификации изображений недоступна, вместо результирующего классификатора появляется надпись "Busy".</text:p>
      <text:p text:style-name="Standard"/>
      <text:p text:style-name="Standard">Дополнительные возможности</text:p>
      <text:p text:style-name="Standard"><text:s text:c="4"/>Вы можете удалить все папки и создать любое количество (в пределах 2 - 26) своих категорий. (Есть бекап на первые 100 изображений).</text:p>
      <text:p text:style-name="Standard"><text:s text:c="4"/>Дополните датасет нарисованными изображениями, указав их класс.</text:p>
      <text:p text:style-name="Standard"><text:s text:c="4"/>Обучите нейросеть и попробуйте распознать новые нарисованные изображения.</text:p>
      <text:p text:style-name="Standard"><text:s text:c="4"/>Используется сверточная модель нейросети (CNN) с данной конфигурацией слоёв, обучение длится 30 итераций.</text:p>
      <text:p text:style-name="Standard"/>
      <text:p text:style-name="Standard"><text:s text:c="12"/>self.conv1 = nn.Conv2d(3, 32, kernel_size=3, padding=1)</text:p>
      <text:p text:style-name="Standard"><text:s text:c="12"/>self.conv2 = nn.Conv2d(32, 64, kernel_size=3, padding=1)</text:p>
      <text:p text:style-name="Standard"><text:s text:c="12"/>self.conv3 = nn.Conv2d(64, 128, kernel_size=3, padding=1)</text:p>
      <text:p text:style-name="Standard"><text:s text:c="12"/>self.conv4 = nn.Conv2d(128, 256, kernel_size=3, padding=1)</text:p>
      <text:p text:style-name="Standard"><text:s text:c="12"/>self.conv5 = nn.Conv2d(256, 512, kernel_size=3, padding=1)</text:p>
      <text:p text:style-name="Standard"><text:s text:c="12"/>self.pool = nn.MaxPool2d(kernel_size=2, stride=2, padding=0)</text:p>
      <text:p text:style-name="Standard"><text:s text:c="12"/>self.fc1 = nn.Linear(512 * 7 * 7, 512) <text:s/># Adjusted for additional pooling layers</text:p>
      <text:p text:style-name="Standard"><text:s text:c="12"/>self.fc2 = nn.Linear(512, num_classes)</text:p>
      <text:p text:style-name="Standard"><text:s text:c="12"/>self.dropout = nn.Dropout(0.5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5:14:33.579867109</meta:creation-date>
    <dc:date>2024-06-18T20:35:07.341828113</dc:date>
    <meta:editing-duration>PT13S</meta:editing-duration>
    <meta:editing-cycles>1</meta:editing-cycles>
    <meta:document-statistic meta:table-count="0" meta:image-count="0" meta:object-count="0" meta:page-count="1" meta:paragraph-count="38" meta:word-count="320" meta:character-count="2811" meta:non-whitespace-character-count="2326"/>
    <meta:generator>LibreOffice/7.3.7.2$Linux_X86_64 LibreOffice_project/30$Build-2</meta:generator>
  </office:meta>
</office:document-meta>
</file>